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Gautami" svg:font-family="Gautami" style:font-family-generic="swiss" style:font-pitch="variable" svg:panose-1="2 0 5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ableColumn16" style:family="table-column">
      <style:table-column-properties style:column-width="0.6694in"/>
    </style:style>
    <style:style style:name="TableColumn17" style:family="table-column">
      <style:table-column-properties style:column-width="0.8791in"/>
    </style:style>
    <style:style style:name="TableColumn18" style:family="table-column">
      <style:table-column-properties style:column-width="2.4673in"/>
    </style:style>
    <style:style style:name="Table15" style:family="table">
      <style:table-properties style:width="4.0159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2" style:family="paragraph"/>
    <style:style style:name="P56" style:parent-style-name="Normal" style:list-style-name="LFO2" style:family="paragraph"/>
    <style:style style:name="P57" style:parent-style-name="Normal" style:list-style-name="LFO2" style:family="paragraph"/>
    <style:style style:name="P58" style:parent-style-name="Normal" style:family="paragraph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3" style:family="paragraph"/>
    <style:style style:name="P61" style:parent-style-name="Normal" style:list-style-name="LFO3" style:family="paragraph"/>
    <style:style style:name="P62" style:parent-style-name="Normal" style:list-style-name="LFO3" style:family="paragraph"/>
    <style:style style:name="P63" style:parent-style-name="Normal" style:list-style-name="LFO3" style:family="paragraph"/>
    <style:style style:name="P64" style:parent-style-name="Normal" style:list-style-name="LFO3" style:family="paragraph"/>
    <style:style style:name="P65" style:parent-style-name="Normal" style:list-style-name="LFO3" style:family="paragraph"/>
    <style:style style:name="P66" style:parent-style-name="Normal" style:list-style-name="LFO3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4" style:family="paragraph"/>
    <style:style style:name="P69" style:parent-style-name="Normal" style:list-style-name="LFO4" style:family="paragraph"/>
    <style:style style:name="P70" style:parent-style-name="Normal" style:list-style-name="LFO4" style:family="paragraph"/>
    <style:style style:name="P71" style:parent-style-name="Normal" style:list-style-name="LFO4" style:family="paragraph"/>
    <style:style style:name="P72" style:parent-style-name="Normal" style:list-style-name="LFO4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P75" style:parent-style-name="Normal" style:list-style-name="LFO5" style:family="paragraph"/>
    <style:style style:name="P76" style:parent-style-name="Normal" style:family="paragraph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list-style-name="LFO6" style:family="paragraph"/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list-style-name="LFO6" style:family="paragraph"/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6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6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list-style-name="LFO6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list-style-name="LFO6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list-style-name="LFO6" style:family="paragraph"/>
    <style:style style:name="P92" style:parent-style-name="Normal" style:list-style-name="LFO6" style:family="paragraph"/>
    <style:style style:name="P93" style:parent-style-name="Normal" style:list-style-name="LFO6" style:family="paragraph"/>
    <style:style style:name="P94" style:parent-style-name="Normal" style:list-style-name="LFO6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list-style-name="LFO6" style:family="paragraph"/>
    <style:style style:name="P97" style:parent-style-name="Normal" style:list-style-name="LFO6" style:family="paragraph"/>
    <style:style style:name="P98" style:parent-style-name="Normal" style:list-style-name="LFO6" style:family="paragraph"/>
    <style:style style:name="P99" style:parent-style-name="Normal" style:list-style-name="LFO6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Normal" style:list-style-name="LFO6" style:family="paragraph"/>
    <style:style style:name="P102" style:parent-style-name="Normal" style:list-style-name="LFO6" style:family="paragraph"/>
    <style:style style:name="P103" style:parent-style-name="Normal" style:list-style-name="LFO6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list-style-name="LFO6" style:family="paragraph"/>
    <style:style style:name="P106" style:parent-style-name="Normal" style:list-style-name="LFO6" style:family="paragraph"/>
    <style:style style:name="P107" style:parent-style-name="Normal" style:family="paragraph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list-style-name="LFO7" style:family="paragraph"/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list-style-name="LFO7" style:family="paragraph"/>
    <style:style style:name="P112" style:parent-style-name="Normal" style:list-style-name="LFO7" style:family="paragraph"/>
    <style:style style:name="P113" style:parent-style-name="Normal" style:list-style-name="LFO7" style:family="paragraph"/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list-style-name="LFO7" style:family="paragraph"/>
    <style:style style:name="P116" style:parent-style-name="Normal" style:list-style-name="LFO7" style:family="paragraph"/>
    <style:style style:name="P117" style:parent-style-name="Normal" style:list-style-name="LFO7" style:family="paragraph"/>
    <style:style style:name="P118" style:parent-style-name="Normal" style:list-style-name="LFO7" style:family="paragraph"/>
    <style:style style:name="P119" style:parent-style-name="Normal" style:list-style-name="LFO7" style:family="paragraph"/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Normal" style:list-style-name="LFO7" style:family="paragraph"/>
    <style:style style:name="P122" style:parent-style-name="Normal" style:list-style-name="LFO7" style:family="paragraph"/>
    <style:style style:name="P123" style:parent-style-name="Normal" style:list-style-name="LFO7" style:family="paragraph"/>
    <style:style style:name="P124" style:parent-style-name="Normal" style:list-style-name="LFO7" style:family="paragraph"/>
    <style:style style:name="T125" style:parent-style-name="DefaultParagraphFont" style:family="text">
      <style:text-properties fo:font-weight="bold" style:font-weight-asian="bold" style:font-weight-complex="bold"/>
    </style:style>
    <style:style style:name="P126" style:parent-style-name="Normal" style:list-style-name="LFO7" style:family="paragraph"/>
    <style:style style:name="P127" style:parent-style-name="Normal" style:list-style-name="LFO7" style:family="paragraph"/>
    <style:style style:name="P128" style:parent-style-name="Normal" style:list-style-name="LFO7" style:family="paragraph"/>
    <style:style style:name="P129" style:parent-style-name="Normal" style:list-style-name="LFO7" style:family="paragraph"/>
    <style:style style:name="P130" style:parent-style-name="Normal" style:list-style-name="LFO7" style:family="paragraph"/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list-style-name="LFO7" style:family="paragraph"/>
    <style:style style:name="P133" style:parent-style-name="Normal" style:list-style-name="LFO7" style:family="paragraph"/>
    <style:style style:name="P134" style:parent-style-name="Normal" style:list-style-name="LFO7" style:family="paragraph"/>
    <style:style style:name="P135" style:parent-style-name="Normal" style:list-style-name="LFO7" style:family="paragraph"/>
    <style:style style:name="T136" style:parent-style-name="DefaultParagraphFont" style:family="text">
      <style:text-properties fo:font-weight="bold" style:font-weight-asian="bold" style:font-weight-complex="bold"/>
    </style:style>
    <style:style style:name="P137" style:parent-style-name="Normal" style:list-style-name="LFO7" style:family="paragraph"/>
    <style:style style:name="P138" style:parent-style-name="Normal" style:list-style-name="LFO7" style:family="paragraph"/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Normal" style:list-style-name="LFO8" style:family="paragraph"/>
    <style:style style:name="P141" style:parent-style-name="Normal" style:list-style-name="LFO8" style:family="paragraph"/>
    <style:style style:name="P142" style:parent-style-name="Normal" style:list-style-name="LFO8" style:family="paragraph"/>
    <style:style style:name="P143" style:parent-style-name="Normal" style:list-style-name="LFO8" style:family="paragraph"/>
  </office:automatic-styles>
  <office:body>
    <office:text text:use-soft-page-breaks="true">
      <text:p text:style-name="P1">Project Description<text:s/></text:p>
      <text:p text:style-name="Normal">I developed an RFID-based attendance system using an ESP32 microcontroller and an MFRC522 RFID module. The system scans RFID cards between 9:00 AM and 10:00 AM daily, recording the card's unique ID (UID) and timestamp. Attendance data is stored locally on the ESP32's SPIFFS filesystem and displayed on a web server hosted by the ESP32, accessible via a browser. The web interface shows a table with UID and timestamp columns, styled for clarity. To ensure daily tracking, the system resets the attendance data at midnight. The ESP32 connects to Wi-Fi for time synchronization using NTP, but all data management is local, with no external server. I used the Arduino IDE to program the ESP32, leveraging libraries like MFRC522, ESPAsyncWebServer, and NTPClient. The project is version-controlled in a Git repository on GitHub, where I uploaded the code and documentation.</text:p>
      <text:p text:style-name="P2">Hardware Setup</text:p>
      <text:p text:style-name="Normal"><text:span text:style-name="T3">Components</text:span>:</text:p>
      <text:list text:style-name="LFO1" text:continue-numbering="true">
        <text:list-item>
          <text:p text:style-name="P4"><text:span text:style-name="T5">ESP32 Dev Module</text:span>: The main microcontroller, chosen for its Wi-Fi capabilities and ample GPIO pins.</text:p>
        </text:list-item>
        <text:list-item>
          <text:p text:style-name="P6"><text:span text:style-name="T7">MFRC522 RFID Module</text:span>: Reads RFID cards/tags, operating at 3.3V.</text:p>
        </text:list-item>
        <text:list-item>
          <text:p text:style-name="P8"><text:span text:style-name="T9">RFID Cards/Tags</text:span>: Compatible with MFRC522 (e.g., MIFARE Classic 1K).</text:p>
        </text:list-item>
        <text:list-item>
          <text:p text:style-name="P10"><text:span text:style-name="T11">Jumper Wires</text:span>: For connections.</text:p>
        </text:list-item>
        <text:list-item>
          <text:p text:style-name="P12"><text:span text:style-name="T13">Breadboard (optional)</text:span>: For prototyping.</text:p>
        </text:list-item>
      </text:list>
      <text:p text:style-name="Normal"><text:span text:style-name="T14">Connections</text:span>: The MFRC522 module is connected to the ESP32 as follows: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header-rows>
          <table:table-row table:style-name="TableRow19">
            <table:table-cell table:style-name="TableCell20">
              <text:p text:style-name="P21">ESP32 Pin</text:p>
            </table:table-cell>
            <table:table-cell table:style-name="TableCell22">
              <text:p text:style-name="P23">MFRC522 Pin</text:p>
            </table:table-cell>
            <table:table-cell table:style-name="TableCell24">
              <text:p text:style-name="P25">Purpose</text:p>
            </table:table-cell>
          </table:table-row>
        </table:table-header-rows>
        <table:table-row table:style-name="TableRow26">
          <table:table-cell table:style-name="TableCell27">
            <text:p text:style-name="Normal">GPIO 5</text:p>
          </table:table-cell>
          <table:table-cell table:style-name="TableCell28">
            <text:p text:style-name="Normal">SDA/SS</text:p>
          </table:table-cell>
          <table:table-cell table:style-name="TableCell29">
            <text:p text:style-name="Normal">Slave Select for SPI communication</text:p>
          </table:table-cell>
        </table:table-row>
        <table:table-row table:style-name="TableRow30">
          <table:table-cell table:style-name="TableCell31">
            <text:p text:style-name="Normal">GPIO 18</text:p>
          </table:table-cell>
          <table:table-cell table:style-name="TableCell32">
            <text:p text:style-name="Normal">SCK</text:p>
          </table:table-cell>
          <table:table-cell table:style-name="TableCell33">
            <text:p text:style-name="Normal">SPI Clock</text:p>
          </table:table-cell>
        </table:table-row>
        <table:table-row table:style-name="TableRow34">
          <table:table-cell table:style-name="TableCell35">
            <text:p text:style-name="Normal">GPIO 23</text:p>
          </table:table-cell>
          <table:table-cell table:style-name="TableCell36">
            <text:p text:style-name="Normal">MOSI</text:p>
          </table:table-cell>
          <table:table-cell table:style-name="TableCell37">
            <text:p text:style-name="Normal">SPI Master Out Slave In</text:p>
          </table:table-cell>
        </table:table-row>
        <table:table-row table:style-name="TableRow38">
          <table:table-cell table:style-name="TableCell39">
            <text:p text:style-name="Normal">GPIO 19</text:p>
          </table:table-cell>
          <table:table-cell table:style-name="TableCell40">
            <text:p text:style-name="Normal">MISO</text:p>
          </table:table-cell>
          <table:table-cell table:style-name="TableCell41">
            <text:p text:style-name="Normal">SPI Master In Slave Out</text:p>
          </table:table-cell>
        </table:table-row>
        <table:table-row table:style-name="TableRow42">
          <table:table-cell table:style-name="TableCell43">
            <text:p text:style-name="Normal">GPIO 2</text:p>
          </table:table-cell>
          <table:table-cell table:style-name="TableCell44">
            <text:p text:style-name="Normal">RST</text:p>
          </table:table-cell>
          <table:table-cell table:style-name="TableCell45">
            <text:p text:style-name="Normal">Reset pin for MFRC522</text:p>
          </table:table-cell>
        </table:table-row>
        <table:table-row table:style-name="TableRow46">
          <table:table-cell table:style-name="TableCell47">
            <text:p text:style-name="Normal">3.3V</text:p>
          </table:table-cell>
          <table:table-cell table:style-name="TableCell48">
            <text:p text:style-name="Normal">3.3V</text:p>
          </table:table-cell>
          <table:table-cell table:style-name="TableCell49">
            <text:p text:style-name="Normal">Power supply (MFRC522 requires 3.3V)</text:p>
          </table:table-cell>
        </table:table-row>
        <table:table-row table:style-name="TableRow50">
          <table:table-cell table:style-name="TableCell51">
            <text:p text:style-name="Normal">GND</text:p>
          </table:table-cell>
          <table:table-cell table:style-name="TableCell52">
            <text:p text:style-name="Normal">GND</text:p>
          </table:table-cell>
          <table:table-cell table:style-name="TableCell53">
            <text:p text:style-name="Normal">Ground</text:p>
          </table:table-cell>
        </table:table-row>
      </table:table>
      <text:p text:style-name="Normal"><text:span text:style-name="T54">Wiring Notes</text:span>:</text:p>
      <text:list text:style-name="LFO2" text:continue-numbering="true">
        <text:list-item>
          <text:p text:style-name="P55">Ensure secure connections, as loose wires can cause RFID read failures.</text:p>
        </text:list-item>
        <text:list-item>
          <text:p text:style-name="P56">Use a stable 3.3V power supply for the MFRC522 to avoid voltage issues.</text:p>
        </text:list-item>
        <text:list-item>
          <text:p text:style-name="P57">Double-check pin assignments, as incorrect SPI pins will prevent RFID communication.</text:p>
        </text:list-item>
      </text:list>
      <text:p text:style-name="P58">Software Setup</text:p>
      <text:soft-page-break/>
      <text:p text:style-name="Normal"><text:span text:style-name="T59">Arduino IDE</text:span>:</text:p>
      <text:list text:style-name="LFO3" text:continue-numbering="true">
        <text:list-item>
          <text:p text:style-name="P60">Install the Arduino IDE from<text:s/><text:a xlink:href="https://www.arduino.cc/en/software" office:target-frame-name="_blank" xlink:show="new"><text:span text:style-name="Hyperlink">arduino.cc</text:span></text:a>.</text:p>
        </text:list-item>
        <text:list-item>
          <text:p text:style-name="P61">Add ESP32 board support:<text:s/></text:p>
          <text:list text:continue-numbering="true">
            <text:list-item>
              <text:p text:style-name="P62">Go to File &gt; Preferences.</text:p>
            </text:list-item>
            <text:list-item>
              <text:p text:style-name="P63">Add https://raw.githubusercontent.com/espressif/arduino-esp32/master/package/package_esp32_index.json to Additional Boards Manager URLs.</text:p>
            </text:list-item>
            <text:list-item>
              <text:p text:style-name="P64">Go to Tools &gt; Board &gt; Boards Manager, search for esp32, and install the latest version by Espressif Systems.</text:p>
            </text:list-item>
          </text:list>
        </text:list-item>
        <text:list-item>
          <text:p text:style-name="P65">Select the board: Tools &gt; Board &gt; ESP32 Arduino &gt; ESP32 Dev Module.</text:p>
        </text:list-item>
        <text:list-item>
          <text:p text:style-name="P66">Select the port: Tools &gt; Port &gt; [Your ESP32’s port, e.g., COM3 or /dev/ttyUSB0].</text:p>
        </text:list-item>
      </text:list>
      <text:p text:style-name="Normal"><text:span text:style-name="T67">Libraries</text:span>: Install the following libraries via Arduino IDE’s Library Manager (Sketch &gt; Include Library &gt; Manage Libraries):</text:p>
      <text:list text:style-name="LFO4" text:continue-numbering="true">
        <text:list-item>
          <text:p text:style-name="P68">MFRC522 by Miguel Balboa: For RFID communication.</text:p>
        </text:list-item>
        <text:list-item>
          <text:p text:style-name="P69">ESPAsyncWebServer by me-no-dev: For hosting the web server.</text:p>
        </text:list-item>
        <text:list-item>
          <text:p text:style-name="P70">AsyncTCP by me-no-dev: Dependency for ESPAsyncWebServer.</text:p>
        </text:list-item>
        <text:list-item>
          <text:p text:style-name="P71">NTPClient by Fabrice Weinberg: For time synchronization.</text:p>
        </text:list-item>
        <text:list-item>
          <text:p text:style-name="P72">Built-in libraries (no installation needed): WiFi, SPI, SPIFFS.</text:p>
        </text:list-item>
      </text:list>
      <text:p text:style-name="Normal"><text:span text:style-name="T73">Wi-Fi</text:span>:</text:p>
      <text:list text:style-name="LFO5" text:continue-numbering="true">
        <text:list-item>
          <text:p text:style-name="P74">You’ll need a Wi-Fi network for the ESP32 to connect to, used for NTP time synchronization and web server access.</text:p>
        </text:list-item>
        <text:list-item>
          <text:p text:style-name="P75">Update the code with your Wi-Fi SSID and password.</text:p>
        </text:list-item>
      </text:list>
      <text:p text:style-name="P76">Code Explanation</text:p>
      <text:p text:style-name="Normal">The Arduino code (RFID_Attendance_ESP32.ino) implements the attendance system. Here’s a breakdown of its functionality, as you might describe it:</text:p>
      <text:p text:style-name="Normal">I wrote an Arduino sketch for the ESP32 that integrates RFID scanning, local storage, and a web server. The ESP32 connects to Wi-Fi to get the current time from an NTP server, ensuring accurate scheduling. It scans RFID cards using the MFRC522 module, but only between 9:00 AM and 10:00 AM. Each scan records the card’s UID and timestamp, which I store in a file (/attendance.txt) on the ESP32’s SPIFFS filesystem. To prevent duplicate entries, the code checks if a UID was already recorded that day. The ESP32 hosts a web server using the ESPAsyncWebServer library, displaying a table of attendance records with UID and timestamp columns, styled with CSS for readability. At midnight, a FreeRTOS task resets the attendance file to start fresh each day. The code is robust, with error handling for file operations and Wi-Fi connectivity.</text:p>
      <text:p text:style-name="Normal"><text:span text:style-name="T77">Code</text:span>: Below is the complete Arduino sketch, which will be the main file in your Git repository.</text:p>
      <text:p text:style-name="Normal"/>
      <text:soft-page-break/>
      <text:p text:style-name="Normal">#include &lt;WiFi.h&gt;</text:p>
      <text:p text:style-name="Normal">#include &lt;SPI.h&gt;</text:p>
      <text:p text:style-name="Normal">#include &lt;MFRC522.h&gt;</text:p>
      <text:p text:style-name="Normal">#include &lt;SPIFFS.h&gt;</text:p>
      <text:p text:style-name="Normal">#include &lt;ESPAsyncWebServer.h&gt;</text:p>
      <text:p text:style-name="Normal">#include &lt;NTPClient.h&gt;</text:p>
      <text:p text:style-name="Normal">#include &lt;WiFiUdp.h&gt;</text:p>
      <text:p text:style-name="Normal"/>
      <text:p text:style-name="Normal">// Wi-Fi credentials</text:p>
      <text:p text:style-name="Normal">const char* ssid = "YOUR_WIFI_SSID";</text:p>
      <text:p text:style-name="Normal">const char* password = "YOUR_WIFI_PASSWORD";</text:p>
      <text:p text:style-name="Normal"/>
      <text:p text:style-name="Normal">// RFID pins</text:p>
      <text:p text:style-name="Normal">#define SS_PIN 5</text:p>
      <text:p text:style-name="Normal">#define RST_PIN 2</text:p>
      <text:p text:style-name="Normal">MFRC522 rfid(SS_PIN, RST_PIN);</text:p>
      <text:p text:style-name="Normal"/>
      <text:p text:style-name="Normal">// Web server</text:p>
      <text:p text:style-name="Normal">AsyncWebServer server(80);</text:p>
      <text:p text:style-name="Normal"/>
      <text:p text:style-name="Normal">// NTP Client</text:p>
      <text:p text:style-name="Normal">WiFiUDP ntpUDP;</text:p>
      <text:p text:style-name="Normal">NTPClient timeClient(ntpUDP, "pool.ntp.org", 0, 60000); // UTC, update every 60s</text:p>
      <text:p text:style-name="Normal"/>
      <text:p text:style-name="Normal">// File path for attendance data</text:p>
      <text:p text:style-name="Normal">const char* attendanceFile = "/attendance.txt";</text:p>
      <text:p text:style-name="Normal"/>
      <text:p text:style-name="Normal">void setup() {</text:p>
      <text:p text:style-name="Normal"><text:s text:c="2"/>Serial.begin(115200);</text:p>
      <text:p text:style-name="Normal"/>
      <text:p text:style-name="Normal"><text:s text:c="2"/>// Initialize SPIFFS</text:p>
      <text:soft-page-break/>
      <text:p text:style-name="Normal"><text:s text:c="2"/>if (!SPIFFS.begin(true)) {</text:p>
      <text:p text:style-name="Normal"><text:s text:c="4"/>Serial.println("SPIFFS Mount Failed");</text:p>
      <text:p text:style-name="Normal"><text:s text:c="4"/>return;</text:p>
      <text:p text:style-name="Normal"><text:s text:c="2"/>}</text:p>
      <text:p text:style-name="Normal"/>
      <text:p text:style-name="Normal"><text:s text:c="2"/>// Connect to Wi-Fi</text:p>
      <text:p text:style-name="Normal"><text:s text:c="2"/>WiFi.begin(ssid, password);</text:p>
      <text:p text:style-name="Normal"><text:s text:c="2"/>while (WiFi.status() != WL_CONNECTED) {</text:p>
      <text:p text:style-name="Normal"><text:s text:c="4"/>delay(1000);</text:p>
      <text:p text:style-name="Normal"><text:s text:c="4"/>Serial.println("Connecting to WiFi...");</text:p>
      <text:p text:style-name="Normal"><text:s text:c="2"/>}</text:p>
      <text:p text:style-name="Normal"><text:s text:c="2"/>Serial.println("Connected to WiFi");</text:p>
      <text:p text:style-name="Normal"><text:s text:c="2"/>Serial.println("IP Address: " + WiFi.localIP().toString());</text:p>
      <text:p text:style-name="Normal"/>
      <text:p text:style-name="Normal"><text:s text:c="2"/>// Initialize RFID</text:p>
      <text:p text:style-name="Normal"><text:s text:c="2"/>SPI.begin();</text:p>
      <text:p text:style-name="Normal"><text:s text:c="2"/>rfid.PCD_Init();</text:p>
      <text:p text:style-name="Normal"><text:s text:c="2"/>Serial.println("RFID Ready");</text:p>
      <text:p text:style-name="Normal"/>
      <text:p text:style-name="Normal"><text:s text:c="2"/>// Initialize NTP</text:p>
      <text:p text:style-name="Normal"><text:s text:c="2"/>timeClient.begin();</text:p>
      <text:p text:style-name="Normal"><text:s text:c="2"/>timeClient.update();</text:p>
      <text:p text:style-name="Normal"/>
      <text:p text:style-name="Normal"><text:s text:c="2"/>// Web server route for attendance display</text:p>
      <text:p text:style-name="Normal"><text:s text:c="2"/>server.on("/", HTTP_GET, [](AsyncWebServerRequest *request){</text:p>
      <text:p text:style-name="Normal"><text:s text:c="4"/>String html = R"rawliteral(</text:p>
      <text:p text:style-name="Normal"><text:s text:c="6"/>&lt;!DOCTYPE html&gt;</text:p>
      <text:p text:style-name="Normal"><text:s text:c="6"/>&lt;html&gt;</text:p>
      <text:p text:style-name="Normal"><text:s text:c="6"/>&lt;head&gt;</text:p>
      <text:p text:style-name="Normal"><text:s text:c="8"/>&lt;title&gt;Attendance System&lt;/title&gt;</text:p>
      <text:p text:style-name="Normal"><text:s text:c="8"/>&lt;style&gt;</text:p>
      <text:soft-page-break/>
      <text:p text:style-name="Normal"><text:s text:c="10"/>body { font-family: Arial, sans-serif; margin: 20px; }</text:p>
      <text:p text:style-name="Normal"><text:s text:c="10"/>h1 { text-align: center; }</text:p>
      <text:p text:style-name="Normal"><text:s text:c="10"/>table { width: 100%; border-collapse: collapse; margin-top: 20px; }</text:p>
      <text:p text:style-name="Normal"><text:s text:c="10"/>th, td { border: 1px solid #ddd; padding: 8px; text-align: left; }</text:p>
      <text:p text:style-name="Normal"><text:s text:c="10"/>th { background-color: #f2f2f2; }</text:p>
      <text:p text:style-name="Normal"><text:s text:c="10"/>tr:nth-child(even) { background-color: #f9f9f9; }</text:p>
      <text:p text:style-name="Normal"><text:s text:c="8"/>&lt;/style&gt;</text:p>
      <text:p text:style-name="Normal"><text:s text:c="6"/>&lt;/head&gt;</text:p>
      <text:p text:style-name="Normal"><text:s text:c="6"/>&lt;body&gt;</text:p>
      <text:p text:style-name="Normal"><text:s text:c="8"/>&lt;h1&gt;Daily Attendance Records&lt;/h1&gt;</text:p>
      <text:p text:style-name="Normal"><text:s text:c="8"/>&lt;table&gt;</text:p>
      <text:p text:style-name="Normal"><text:s text:c="10"/>&lt;tr&gt;&lt;th&gt;UID&lt;/th&gt;&lt;th&gt;Timestamp&lt;/th&gt;&lt;/tr&gt;</text:p>
      <text:p text:style-name="Normal"><text:s text:c="4"/>)rawliteral";</text:p>
      <text:p text:style-name="Normal"/>
      <text:p text:style-name="Normal"><text:s text:c="4"/>File file = SPIFFS.open(attendanceFile, "r");</text:p>
      <text:p text:style-name="Normal"><text:s text:c="4"/>if (file) {</text:p>
      <text:p text:style-name="Normal"><text:s text:c="6"/>while (file.available()) {</text:p>
      <text:p text:style-name="Normal"><text:s text:c="8"/>String line = file.readStringUntil('\n');</text:p>
      <text:p text:style-name="Normal"><text:s text:c="8"/>if (line.length() &gt; 0) {</text:p>
      <text:p text:style-name="Normal"><text:s text:c="10"/>String uid = line.substring(0, line.indexOf(','));</text:p>
      <text:p text:style-name="Normal"><text:s text:c="10"/>String timestamp = line.substring(line.indexOf(',') + 1);</text:p>
      <text:p text:style-name="Normal"><text:s text:c="10"/>html += "&lt;tr&gt;&lt;td&gt;" + uid + "&lt;/td&gt;&lt;td&gt;" + timestamp + "&lt;/td&gt;&lt;/tr&gt;";</text:p>
      <text:p text:style-name="Normal"><text:s text:c="8"/>}</text:p>
      <text:p text:style-name="Normal"><text:s text:c="6"/>}</text:p>
      <text:p text:style-name="Normal"><text:s text:c="6"/>file.close();</text:p>
      <text:p text:style-name="Normal"><text:s text:c="4"/>} else {</text:p>
      <text:p text:style-name="Normal"><text:s text:c="6"/>html += "&lt;tr&gt;&lt;td colspan='2'&gt;No records found&lt;/td&gt;&lt;/tr&gt;";</text:p>
      <text:p text:style-name="Normal"><text:s text:c="4"/>}</text:p>
      <text:p text:style-name="Normal"/>
      <text:p text:style-name="Normal"><text:s text:c="4"/>html += R"rawliteral(</text:p>
      <text:p text:style-name="Normal"><text:s text:c="8"/>&lt;/table&gt;</text:p>
      <text:soft-page-break/>
      <text:p text:style-name="Normal"><text:s text:c="6"/>&lt;/body&gt;</text:p>
      <text:p text:style-name="Normal"><text:s text:c="6"/>&lt;/html&gt;</text:p>
      <text:p text:style-name="Normal"><text:s text:c="4"/>)rawliteral";</text:p>
      <text:p text:style-name="Normal"><text:s text:c="4"/>request-&gt;send(200, "text/html", html);</text:p>
      <text:p text:style-name="Normal"><text:s text:c="2"/>});</text:p>
      <text:p text:style-name="Normal"/>
      <text:p text:style-name="Normal"><text:s text:c="2"/>server.begin();</text:p>
      <text:p text:style-name="Normal"/>
      <text:p text:style-name="Normal"><text:s text:c="2"/>// Start task to reset attendance</text:p>
      <text:p text:style-name="Normal"><text:s text:c="2"/>xTaskCreate(resetAttendanceTask, "ResetAttendance", 4096, NULL, 1, NULL);</text:p>
      <text:p text:style-name="Normal">}</text:p>
      <text:p text:style-name="Normal"/>
      <text:p text:style-name="Normal">void loop() {</text:p>
      <text:p text:style-name="Normal"><text:s text:c="2"/>// Check time for RFID scan eligibility</text:p>
      <text:p text:style-name="Normal"><text:s text:c="2"/>timeClient.update();</text:p>
      <text:p text:style-name="Normal"><text:s text:c="2"/>int hour = timeClient.getHours();</text:p>
      <text:p text:style-name="Normal"><text:s text:c="2"/>if (hour != 9) {</text:p>
      <text:p text:style-name="Normal"><text:s text:c="4"/>delay(100);</text:p>
      <text:p text:style-name="Normal"><text:s text:c="4"/>return; // Only allow scans between 9:00 and 10:00 AM</text:p>
      <text:p text:style-name="Normal"><text:s text:c="2"/>}</text:p>
      <text:p text:style-name="Normal"/>
      <text:p text:style-name="Normal"><text:s text:c="2"/>// Check for RFID card</text:p>
      <text:p text:style-name="Normal"><text:s text:c="2"/>if (rfid.PICC_IsNewCardPresent() &amp;&amp; rfid.PICC_ReadCardSerial()) {</text:p>
      <text:p text:style-name="Normal"><text:s text:c="4"/>String uid = "";</text:p>
      <text:p text:style-name="Normal"><text:s text:c="4"/>for (byte i = 0; i &lt; rfid.uid.size; i++) {</text:p>
      <text:p text:style-name="Normal"><text:s text:c="6"/>uid += String(rfid.uid.uidByte[i], HEX);</text:p>
      <text:p text:style-name="Normal"><text:s text:c="4"/>}</text:p>
      <text:p text:style-name="Normal"><text:s text:c="4"/>rfid.PICC_HaltA();</text:p>
      <text:p text:style-name="Normal"/>
      <text:p text:style-name="Normal"><text:s text:c="4"/>// Check for duplicate scan</text:p>
      <text:p text:style-name="Normal"><text:s text:c="4"/>if (!isDuplicateScan(uid)) {</text:p>
      <text:soft-page-break/>
      <text:p text:style-name="Normal"><text:s text:c="6"/>// Get current time</text:p>
      <text:p text:style-name="Normal"><text:s text:c="6"/>String timestamp = timeClient.getFormattedTime();</text:p>
      <text:p text:style-name="Normal"><text:s text:c="6"/>String date = getDate();</text:p>
      <text:p text:style-name="Normal"><text:s text:c="6"/>String record = uid + "," + date + " " + timestamp;</text:p>
      <text:p text:style-name="Normal"/>
      <text:p text:style-name="Normal"><text:s text:c="6"/>// Save to SPIFFS</text:p>
      <text:p text:style-name="Normal"><text:s text:c="6"/>File file = SPIFFS.open(attendanceFile, "a");</text:p>
      <text:p text:style-name="Normal"><text:s text:c="6"/>if (file) {</text:p>
      <text:p text:style-name="Normal"><text:s text:c="8"/>file.println(record);</text:p>
      <text:p text:style-name="Normal"><text:s text:c="8"/>file.close();</text:p>
      <text:p text:style-name="Normal"><text:s text:c="8"/>Serial.println("Saved: " + record);</text:p>
      <text:p text:style-name="Normal"><text:s text:c="6"/>} else {</text:p>
      <text:p text:style-name="Normal"><text:s text:c="8"/>Serial.println("Failed to save record");</text:p>
      <text:p text:style-name="Normal"><text:s text:c="6"/>}</text:p>
      <text:p text:style-name="Normal"><text:s text:c="4"/>} else {</text:p>
      <text:p text:style-name="Normal"><text:s text:c="6"/>Serial.println("Duplicate scan ignored: " + uid);</text:p>
      <text:p text:style-name="Normal"><text:s text:c="4"/>}</text:p>
      <text:p text:style-name="Normal"><text:s text:c="2"/>}</text:p>
      <text:p text:style-name="Normal"><text:s text:c="2"/>delay(100);</text:p>
      <text:p text:style-name="Normal">}</text:p>
      <text:p text:style-name="Normal"/>
      <text:p text:style-name="Normal">// Task to reset attendance at midnight</text:p>
      <text:p text:style-name="Normal">void resetAttendanceTask(void *parameter) {</text:p>
      <text:p text:style-name="Normal"><text:s text:c="2"/>while (true) {</text:p>
      <text:p text:style-name="Normal"><text:s text:c="4"/>timeClient.update();</text:p>
      <text:p text:style-name="Normal"><text:s text:c="4"/>int hour = timeClient.getHours();</text:p>
      <text:p text:style-name="Normal"><text:s text:c="4"/>int minutes = timeClient.getMinutes();</text:p>
      <text:p text:style-name="Normal"><text:s text:c="4"/>int seconds = timeClient.getSeconds();</text:p>
      <text:p text:style-name="Normal"/>
      <text:p text:style-name="Normal"><text:s text:c="4"/>// Check if time is 00:00:00 (midnight)</text:p>
      <text:p text:style-name="Normal"><text:s text:c="4"/>if (hour == 0 &amp;&amp; minutes == 0 &amp;&amp; seconds == 0) {</text:p>
      <text:soft-page-break/>
      <text:p text:style-name="Normal"><text:s text:c="6"/>SPIFFS.remove(attendanceFile);</text:p>
      <text:p text:style-name="Normal"><text:s text:c="6"/>Serial.println("Attendance reset at midnight");</text:p>
      <text:p text:style-name="Normal"><text:s text:c="6"/>vTaskDelay(24 * 60 * 60 * 1000 / portTICK_PERIOD_MS); // Wait 24 hours</text:p>
      <text:p text:style-name="Normal"><text:s text:c="4"/>}</text:p>
      <text:p text:style-name="Normal"><text:s text:c="4"/>vTaskDelay(1000 / portTICK_PERIOD_MS); // Check every second</text:p>
      <text:p text:style-name="Normal"><text:s text:c="2"/>}</text:p>
      <text:p text:style-name="Normal">}</text:p>
      <text:p text:style-name="Normal"/>
      <text:p text:style-name="Normal">// Check for duplicate RFID scan</text:p>
      <text:p text:style-name="Normal">bool isDuplicateScan(String uid) {</text:p>
      <text:p text:style-name="Normal"><text:s text:c="2"/>File file = SPIFFS.open(attendanceFile, "r");</text:p>
      <text:p text:style-name="Normal"><text:s text:c="2"/>if (!file) {</text:p>
      <text:p text:style-name="Normal"><text:s text:c="4"/>return false;</text:p>
      <text:p text:style-name="Normal"><text:s text:c="2"/>}</text:p>
      <text:p text:style-name="Normal"><text:s text:c="2"/>while (file.available()) {</text:p>
      <text:p text:style-name="Normal"><text:s text:c="4"/>String line = file.readStringUntil('\n');</text:p>
      <text:p text:style-name="Normal"><text:s text:c="4"/>if (line.startsWith(uid + ",")) {</text:p>
      <text:p text:style-name="Normal"><text:s text:c="6"/>file.close();</text:p>
      <text:p text:style-name="Normal"><text:s text:c="6"/>return true;</text:p>
      <text:p text:style-name="Normal"><text:s text:c="4"/>}</text:p>
      <text:p text:style-name="Normal"><text:s text:c="2"/>}</text:p>
      <text:p text:style-name="Normal"><text:s text:c="2"/>file.close();</text:p>
      <text:p text:style-name="Normal"><text:s text:c="2"/>return false;</text:p>
      <text:p text:style-name="Normal">}</text:p>
      <text:p text:style-name="Normal"/>
      <text:p text:style-name="Normal">// Helper to get date (YYYY-MM-DD)</text:p>
      <text:p text:style-name="Normal">String getDate() {</text:p>
      <text:p text:style-name="Normal"><text:s text:c="2"/>time_t epochTime = timeClient.getEpochTime();</text:p>
      <text:p text:style-name="Normal"><text:s text:c="2"/>struct tm *ptm = gmtime((time_t *)&amp;epochTime);</text:p>
      <text:p text:style-name="Normal"><text:s text:c="2"/>char date[11];</text:p>
      <text:p text:style-name="Normal"><text:s text:c="2"/>sprintf(date, "%04d-%02d-%02d", ptm-&gt;tm_year + 1900, ptm-&gt;tm_mon + 1, ptm-&gt;tm_mday);</text:p>
      <text:soft-page-break/>
      <text:p text:style-name="Normal"><text:s text:c="2"/>return String(date);</text:p>
      <text:p text:style-name="Normal">}</text:p>
      <text:p text:style-name="Normal"/>
      <text:p text:style-name="Normal"/>
      <text:p text:style-name="Normal"><text:span text:style-name="T78">Code Breakdown</text:span>:</text:p>
      <text:list text:style-name="LFO6" text:continue-numbering="true">
        <text:list-item>
          <text:p text:style-name="P79"><text:span text:style-name="T80">Libraries</text:span>: Includes necessary libraries for Wi-Fi, RFID, SPIFFS, web server, and NTP.</text:p>
        </text:list-item>
        <text:list-item>
          <text:p text:style-name="P81"><text:span text:style-name="T82">Wi-Fi Setup</text:span>: Connects to your Wi-Fi network using provided credentials.</text:p>
        </text:list-item>
        <text:list-item>
          <text:p text:style-name="P83"><text:span text:style-name="T84">RFID Initialization</text:span>: Configures the MFRC522 module on SPI pins (GPIO 5, 18, 23, 19, 2).</text:p>
        </text:list-item>
        <text:list-item>
          <text:p text:style-name="P85"><text:span text:style-name="T86">SPIFFS</text:span>: Initializes the filesystem to store attendance data in /attendance.txt.</text:p>
        </text:list-item>
        <text:list-item>
          <text:p text:style-name="P87"><text:span text:style-name="T88">NTP Client</text:span>: Synchronizes time with pool.ntp.org for accurate scheduling.</text:p>
        </text:list-item>
        <text:list-item>
          <text:p text:style-name="P89"><text:span text:style-name="T90">Web Server</text:span>:<text:s/></text:p>
          <text:list text:continue-numbering="true">
            <text:list-item>
              <text:p text:style-name="P91">Uses ESPAsyncWebServer to host a server on port 80.</text:p>
            </text:list-item>
            <text:list-item>
              <text:p text:style-name="P92">The root route (/) generates an HTML page with a styled table showing UID and Timestamp.</text:p>
            </text:list-item>
            <text:list-item>
              <text:p text:style-name="P93">If no records exist, it displays “No records found.”</text:p>
            </text:list-item>
          </text:list>
        </text:list-item>
        <text:list-item>
          <text:p text:style-name="P94"><text:span text:style-name="T95">RFID Scanning</text:span>:<text:s/></text:p>
          <text:list text:continue-numbering="true">
            <text:list-item>
              <text:p text:style-name="P96">Checks the time; only processes scans between 9:00 AM and 10:00 AM (hour == 9).</text:p>
            </text:list-item>
            <text:list-item>
              <text:p text:style-name="P97">Reads the UID of an RFID card and checks for duplicates using isDuplicateScan().</text:p>
            </text:list-item>
            <text:list-item>
              <text:p text:style-name="P98">Saves valid scans to /attendance.txt in the format uid,YYYY-MM-DD HH:MM:SS.</text:p>
            </text:list-item>
          </text:list>
        </text:list-item>
        <text:list-item>
          <text:p text:style-name="P99"><text:span text:style-name="T100">Daily Reset</text:span>:<text:s/></text:p>
          <text:list text:continue-numbering="true">
            <text:list-item>
              <text:p text:style-name="P101">A FreeRTOS task (resetAttendanceTask) checks the time every second.</text:p>
            </text:list-item>
            <text:list-item>
              <text:p text:style-name="P102">At midnight (00:00:00), it deletes /attendance.txt and waits 24 hours.</text:p>
            </text:list-item>
          </text:list>
        </text:list-item>
        <text:list-item>
          <text:p text:style-name="P103"><text:span text:style-name="T104">Helper Functions</text:span>:<text:s/></text:p>
          <text:list text:continue-numbering="true">
            <text:list-item>
              <text:p text:style-name="P105">isDuplicateScan(): Prevents recording the same UID twice in one day.</text:p>
            </text:list-item>
            <text:list-item>
              <text:p text:style-name="P106">getDate(): Formats the current date as YYYY-MM-DD.</text:p>
            </text:list-item>
          </text:list>
        </text:list-item>
      </text:list>
      <text:p text:style-name="P107">Testing the System</text:p>
      <text:p text:style-name="Normal"><text:span text:style-name="T108">Steps</text:span>:</text:p>
      <text:list text:style-name="LFO7" text:continue-numbering="true">
        <text:list-item>
          <text:p text:style-name="P109"><text:span text:style-name="T110">Update Credentials</text:span>:<text:s/></text:p>
          <text:list text:continue-numbering="true">
            <text:list-item>
              <text:p text:style-name="P111">Open RFID_Attendance_ESP32.ino in Arduino IDE.</text:p>
            </text:list-item>
            <text:list-item>
              <text:p text:style-name="P112">Replace YOUR_WIFI_SSID and YOUR_WIFI_PASSWORD with your Wi-Fi credentials.</text:p>
            </text:list-item>
          </text:list>
        </text:list-item>
        <text:list-item>
          <text:p text:style-name="P113"><text:span text:style-name="T114">Upload Code</text:span>:<text:s/></text:p>
          <text:soft-page-break/>
          <text:list text:continue-numbering="true">
            <text:list-item>
              <text:p text:style-name="P115">Connect the ESP32 to your computer via USB.</text:p>
            </text:list-item>
            <text:list-item>
              <text:p text:style-name="P116">In Arduino IDE, select Tools &gt; Board &gt; ESP32 Arduino &gt; ESP32 Dev Module.</text:p>
            </text:list-item>
            <text:list-item>
              <text:p text:style-name="P117">Select the correct port (Tools &gt; Port).</text:p>
            </text:list-item>
            <text:list-item>
              <text:p text:style-name="P118">Click Upload to flash the code.</text:p>
            </text:list-item>
          </text:list>
        </text:list-item>
        <text:list-item>
          <text:p text:style-name="P119"><text:span text:style-name="T120">Monitor Output</text:span>:<text:s/></text:p>
          <text:list text:continue-numbering="true">
            <text:list-item>
              <text:p text:style-name="P121">Open the Serial Monitor (Tools &gt; Serial Monitor, 115200 baud).</text:p>
            </text:list-item>
            <text:list-item>
              <text:p text:style-name="P122">Look for messages like:<text:s/></text:p>
            </text:list-item>
          </text:list>
        </text:list-item>
      </text:list>
      <text:p text:style-name="Normal">text</text:p>
      <text:p text:style-name="Normal">Copy</text:p>
      <text:p text:style-name="Normal">Connecting to WiFi...</text:p>
      <text:p text:style-name="Normal">Connected to WiFi</text:p>
      <text:p text:style-name="Normal">IP Address: 192.168.x.x</text:p>
      <text:p text:style-name="Normal">RFID Ready</text:p>
      <text:list text:style-name="LFO7" text:continue-numbering="true">
        <text:list-item>
          <text:list>
            <text:list-item>
              <text:p text:style-name="P123">Note the IP address (e.g., 192.168.x.x).</text:p>
            </text:list-item>
          </text:list>
        </text:list-item>
        <text:list-item>
          <text:p text:style-name="P124"><text:span text:style-name="T125">Test RFID Scans</text:span>:<text:s/></text:p>
          <text:list text:continue-numbering="true">
            <text:list-item>
              <text:p text:style-name="P126">Present an RFID card to the MFRC522 reader between 9:00 AM and 10:00 AM.</text:p>
            </text:list-item>
            <text:list-item>
              <text:p text:style-name="P127">The Serial Monitor should show:<text:s/></text:p>
            </text:list-item>
          </text:list>
        </text:list-item>
      </text:list>
      <text:p text:style-name="Normal">text</text:p>
      <text:p text:style-name="Normal">Copy</text:p>
      <text:p text:style-name="Normal">Saved: a1b2c3d4,2025-05-08 09:15:23</text:p>
      <text:list text:style-name="LFO7" text:continue-numbering="true">
        <text:list-item>
          <text:list>
            <text:list-item>
              <text:p text:style-name="P128">If you scan the same card again, it will show:<text:s/></text:p>
            </text:list-item>
          </text:list>
        </text:list-item>
      </text:list>
      <text:p text:style-name="Normal">text</text:p>
      <text:p text:style-name="Normal">Copy</text:p>
      <text:p text:style-name="Normal">Duplicate scan ignored: a1b2c3d4</text:p>
      <text:list text:style-name="LFO7" text:continue-numbering="true">
        <text:list-item>
          <text:list>
            <text:list-item>
              <text:p text:style-name="P129">Scans outside 9:00–10:00 AM are ignored (no Serial output).</text:p>
            </text:list-item>
          </text:list>
        </text:list-item>
        <text:list-item>
          <text:p text:style-name="P130"><text:span text:style-name="T131">Access Web Server</text:span>:<text:s/></text:p>
          <text:list text:continue-numbering="true">
            <text:list-item>
              <text:p text:style-name="P132">Open a browser on a device on the same Wi-Fi network.</text:p>
            </text:list-item>
            <text:list-item>
              <text:p text:style-name="P133">Enter http://&lt;ESP32_IP&gt; (e.g., http://192.168.x.x).</text:p>
            </text:list-item>
            <text:list-item>
              <text:p text:style-name="P134">You’ll see a table like:<text:s/></text:p>
            </text:list-item>
          </text:list>
        </text:list-item>
      </text:list>
      <text:p text:style-name="Normal">text</text:p>
      <text:p text:style-name="Normal">Copy</text:p>
      <text:soft-page-break/>
      <text:p text:style-name="Normal">Daily Attendance Records</text:p>
      <text:p text:style-name="Normal">| UID <text:s text:c="10"/>| Timestamp <text:s text:c="13"/>|</text:p>
      <text:p text:style-name="Normal">|---------------|------------------------|</text:p>
      <text:p text:style-name="Normal">| a1b2c3d4 <text:s text:c="5"/>| 2025-05-08 09:15:23 <text:s text:c="3"/>|</text:p>
      <text:p text:style-name="Normal">| e5f6g7h8 <text:s text:c="5"/>| 2025-05-08 09:30:45 <text:s text:c="3"/>|</text:p>
      <text:p text:style-name="Normal">If empty:<text:s/></text:p>
      <text:p text:style-name="Normal">text</text:p>
      <text:p text:style-name="Normal">Copy</text:p>
      <text:p text:style-name="Normal">Daily Attendance Records</text:p>
      <text:p text:style-name="Normal">| UID | Timestamp |</text:p>
      <text:p text:style-name="Normal">|-----|-----------|</text:p>
      <text:p text:style-name="Normal">| No records found |</text:p>
      <text:list text:style-name="LFO7" text:continue-numbering="true">
        <text:list-item>
          <text:p text:style-name="P135"><text:span text:style-name="T136">Verify Reset</text:span>:<text:s/></text:p>
          <text:list text:continue-numbering="true">
            <text:list-item>
              <text:p text:style-name="P137">At midnight, the Serial Monitor should log:<text:s/></text:p>
            </text:list-item>
          </text:list>
        </text:list-item>
      </text:list>
      <text:p text:style-name="Normal">text</text:p>
      <text:p text:style-name="Normal">Copy</text:p>
      <text:p text:style-name="Normal">Attendance reset at midnight</text:p>
      <text:list text:style-name="LFO7" text:continue-numbering="true">
        <text:list-item>
          <text:list>
            <text:list-item>
              <text:p text:style-name="P138">The web server will show “No records found” until new scans are recorded.</text:p>
            </text:list-item>
          </text:list>
        </text:list-item>
      </text:list>
      <text:p text:style-name="Normal"><text:span text:style-name="T139">Expected Output</text:span>:</text:p>
      <text:list text:style-name="LFO8" text:continue-numbering="true">
        <text:list-item>
          <text:p text:style-name="P140">The system only records attendance between 9:00 AM and 10:00 AM.</text:p>
        </text:list-item>
        <text:list-item>
          <text:p text:style-name="P141">Each UID is recorded once per day.</text:p>
        </text:list-item>
        <text:list-item>
          <text:p text:style-name="P142">The web server updates dynamically as new scans are saved.</text:p>
        </text:list-item>
        <text:list-item>
          <text:p text:style-name="P143">At midnight, the attendance data resets, and the web server reflects the empty state.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Gautami" svg:font-family="Gautami" style:font-family-generic="swiss" style:font-pitch="variable" svg:panose-1="2 0 5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Gautam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Gautami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Gautami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Gautami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Gautami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Gautami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Gautami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Gautami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Gautami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Gautami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Gautami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Gautami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Gautami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Gautami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Gautami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Gautami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Gautami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Gautami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Gautami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Gautami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Gautami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Gautami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Gautami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vadeep Koppoku</meta:initial-creator>
    <dc:creator>Navadeep Koppoku</dc:creator>
    <meta:creation-date>2025-05-08T14:51:00Z</meta:creation-date>
    <dc:date>2025-05-08T14:51:00Z</dc:date>
    <meta:template xlink:href="Normal.dotm" xlink:type="simple"/>
    <meta:editing-cycles>2</meta:editing-cycles>
    <meta:editing-duration>PT0S</meta:editing-duration>
    <meta:document-statistic meta:page-count="11" meta:paragraph-count="24" meta:word-count="1796" meta:character-count="12013" meta:row-count="85" meta:non-whitespace-character-count="10241"/>
  </office:meta>
</office:document-meta>
</file>